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paragraph-rsid="0002d6d8"/>
    </style:style>
    <style:style style:name="P2" style:family="paragraph" style:parent-style-name="Standard">
      <style:paragraph-properties fo:line-height="200%"/>
      <style:text-properties officeooo:paragraph-rsid="0003c62e"/>
    </style:style>
    <style:style style:name="T1" style:family="text">
      <style:text-properties officeooo:rsid="0002d6d8"/>
    </style:style>
    <style:style style:name="T2" style:family="text">
      <style:text-properties officeooo:rsid="0003c62e"/>
    </style:style>
    <style:style style:name="T3" style:family="text">
      <style:text-properties officeooo:rsid="00046eef"/>
    </style:style>
    <style:style style:name="T4" style:family="text">
      <style:text-properties officeooo:rsid="00056991"/>
    </style:style>
    <style:style style:name="T5" style:family="text">
      <style:text-properties officeooo:rsid="000596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'MSSubClass' – <text:span text:style-name="T1">change to category</text:span></text:p>
      <text:p text:style-name="P1">'MSZoning'</text:p>
      <text:p text:style-name="P1">'LotFrontage' – <text:span text:style-name="T1">null values, </text:span><text:span text:style-name="T3">outliers, right skewed</text:span></text:p>
      <text:p text:style-name="P1">'LotArea' – <text:span text:style-name="T3">outliers, right skewed</text:span></text:p>
      <text:p text:style-name="P1">'Street' – <text:span text:style-name="T3">change to binary</text:span></text:p>
      <text:p text:style-name="P1">'Alley' – <text:span text:style-name="T1">mostly null </text:span><text:span text:style-name="T2">(no alley access)</text:span></text:p>
      <text:p text:style-name="P1">'LotShape'</text:p>
      <text:p text:style-name="P1">'LandContour'</text:p>
      <text:p text:style-name="P1">'Utilities' – <text:span text:style-name="T3">change to binary</text:span></text:p>
      <text:p text:style-name="P1">'LotConfig' </text:p>
      <text:p text:style-name="P1">'LandSlope'</text:p>
      <text:p text:style-name="P1">'Neighborhood' – <text:span text:style-name="T3">lower dimensionality</text:span></text:p>
      <text:p text:style-name="P1">'Condition1' - <text:span text:style-name="T3">change to binary?</text:span></text:p>
      <text:p text:style-name="P1">'Condition2' – <text:span text:style-name="T3">change to binary?</text:span></text:p>
      <text:p text:style-name="P1">'BldgType'</text:p>
      <text:p text:style-name="P1">'HouseStyle'</text:p>
      <text:p text:style-name="P1">'OverallQual' – <text:span text:style-name="T2">change to ordinal, </text:span>10 Very Excellent 9 Excellent 8 Very Good 7 Good 6 Above Average 5 Average 4 Below Average 3 Fair 2 Poor 1 Very Poor</text:p>
      <text:p text:style-name="P1">'OverallCond' – <text:span text:style-name="T2">change to ordinal, </text:span>10 Very Excellent 9 Excellent 8 Very Good 7 Good 6 Above Average 5 Average 4 Below Average 3 Fair 2 Poor 1 Very Poor</text:p>
      <text:p text:style-name="P1">'YearBuilt'</text:p>
      <text:p text:style-name="P1">'YearRemodAdd'</text:p>
      <text:p text:style-name="P1">'RoofStyle' – <text:span text:style-name="T3">lower dimensionality?</text:span></text:p>
      <text:p text:style-name="P1">'RoofMatl' – <text:span text:style-name="T3">lower dimensionality?</text:span></text:p>
      <text:p text:style-name="P1">'Exterior1st' – <text:span text:style-name="T3">lower dimensionality?</text:span></text:p>
      <text:p text:style-name="P1"><text:soft-page-break/>'Exterior2nd' – <text:span text:style-name="T3">lower simensionality?</text:span></text:p>
      <text:p text:style-name="P1">'MasVnrType' – <text:span text:style-name="T1">null values </text:span><text:span text:style-name="T2">(none?), </text:span><text:span text:style-name="T4">right skweed</text:span></text:p>
      <text:p text:style-name="P1">'MasVnrArea' – <text:span text:style-name="T1">null values</text:span></text:p>
      <text:p text:style-name="P1">'ExterQual' – <text:span text:style-name="T2">change to ordinal, </text:span>Ex Excellent Gd Good TA Average/Typical Fa Fair Po Poor</text:p>
      <text:p text:style-name="P1">'ExterCond' – <text:span text:style-name="T2">change to ordinal, </text:span>Ex Excellent Gd Good TA Average/Typical Fa Fair Po Poor</text:p>
      <text:p text:style-name="P1">'Foundation' – <text:span text:style-name="T4">lower dimensionality?</text:span></text:p>
      <text:p text:style-name="P1">'BsmtQual' – <text:span text:style-name="T1">null values </text:span><text:span text:style-name="T2">(none), change to ordinal, </text:span>Ex Excellent (100+ inches) Gd Good (90-99 inches) TA Typical (80-89 inches) Fa Fair (70-79 inches) Po Poor (&lt;70 inches NA No Basement</text:p>
      <text:p text:style-name="P1">'BsmtCond' – <text:span text:style-name="T1">null values </text:span><text:span text:style-name="T2">(none), change to ordinal, </text:span>Ex Excellent Gd Good TA Typical - slight dampness allowed Fa Fair - dampness or some cracking or settling Po Poor - Severe cracking, settling, or wetness NA No Basement</text:p>
      <text:p text:style-name="P1">'BsmtExposure' – <text:span text:style-name="T1">null values </text:span><text:span text:style-name="T4">(none)</text:span><text:span text:style-name="T1">, </text:span><text:span text:style-name="T2">change to ordinal, </text:span>Gd Good Exposure Av Average Exposure (split levels or foyers typically score average or above) Mn Mimimum Exposure No No Exposure NA No Basement</text:p>
      <text:p text:style-name="P1">'BsmtFinType1' – <text:span text:style-name="T1">null values </text:span><text:span text:style-name="T2">(none)</text:span></text:p>
      <text:p text:style-name="P1"><text:s/>'BsmtFinSF1' – <text:span text:style-name="T4">right skewed</text:span></text:p>
      <text:p text:style-name="P1">'BsmtFinType2' – <text:span text:style-name="T1">null values </text:span><text:span text:style-name="T2">(none)</text:span></text:p>
      <text:p text:style-name="P1">'BsmtFinSF2' – <text:span text:style-name="T4">right skewed</text:span></text:p>
      <text:p text:style-name="P1">'BsmtUnfSF' – <text:span text:style-name="T4">right skwewd</text:span></text:p>
      <text:p text:style-name="P1"><text:s/>'TotalBsmtSF' – <text:span text:style-name="T4">right skewed</text:span></text:p>
      <text:p text:style-name="P1">'Heating'</text:p>
      <text:p text:style-name="P1">'HeatingQC' - <text:span text:style-name="T2">change to ordinal, </text:span>Ex Excellent Gd Good TA Average/Typical Fa Fair Po Poor</text:p>
      <text:p text:style-name="P1">'CentralAir' – <text:span text:style-name="T2">change to binary</text:span></text:p>
      <text:p text:style-name="P1">'Electrical' – <text:span text:style-name="T1">null value</text:span></text:p>
      <text:p text:style-name="P1">'1stFlrSF' – <text:span text:style-name="T4">right skewed – </text:span><text:span text:style-name="T5">highly correlated</text:span></text:p>
      <text:p text:style-name="P1"><text:soft-page-break/>'2ndFlrSF' – <text:span text:style-name="T4">two peaks</text:span></text:p>
      <text:p text:style-name="P1">'LowQualFinSF' – <text:span text:style-name="T4">right skewed</text:span></text:p>
      <text:p text:style-name="P1">'GrLivArea' – <text:span text:style-name="T4">right skewed</text:span></text:p>
      <text:p text:style-name="P1">'BsmtFullBath' </text:p>
      <text:p text:style-name="P1">'BsmtHalfBath'</text:p>
      <text:p text:style-name="P1">'FullBath'</text:p>
      <text:p text:style-name="P1">'HalfBath'</text:p>
      <text:p text:style-name="P1">'BedroomAbvGr'</text:p>
      <text:p text:style-name="P2">'KitchenAbvGr'</text:p>
      <text:p text:style-name="P2">'KitchenQual' <text:span text:style-name="T2">change to ordinal, </text:span>Ex Excellent Gd Good TA Typical/Average Fa Fair Po Poor</text:p>
      <text:p text:style-name="P1">'TotRmsAbvGrd' – <text:span text:style-name="T5">highly correlated</text:span></text:p>
      <text:p text:style-name="P1">'Functional' – <text:span text:style-name="T5">make binary?</text:span></text:p>
      <text:p text:style-name="P1">'Fireplaces'</text:p>
      <text:p text:style-name="P1">'FireplaceQu' – <text:span text:style-name="T1">mostly null </text:span><text:span text:style-name="T2">(none), change to ordinal, </text:span>Ex Excellent - Exceptional Masonry Fireplace Gd Good - Masonry Fireplace in main level TA Average - Prefabricated Fireplace in main living area or Masonry Fireplace in basement Fa Fair - Prefabricated Fireplace in basement Po Poor - Ben Franklin Stove NA No Fireplace</text:p>
      <text:p text:style-name="P1">'GarageType' – <text:span text:style-name="T1">null values </text:span><text:span text:style-name="T2">(none)</text:span></text:p>
      <text:p text:style-name="P1">'GarageYrBlt' – <text:span text:style-name="T1">null values </text:span><text:span text:style-name="T2">(none) – </text:span><text:span text:style-name="T5">highly correlated</text:span></text:p>
      <text:p text:style-name="P1">'GarageFinish' – <text:span text:style-name="T1">null values </text:span><text:span text:style-name="T2">(none)</text:span></text:p>
      <text:p text:style-name="P1">'GarageCars'</text:p>
      <text:p text:style-name="P1">'GarageArea' – <text:span text:style-name="T5">highly correlated</text:span></text:p>
      <text:p text:style-name="P1">'GarageQual' – <text:span text:style-name="T1">null values </text:span><text:span text:style-name="T2">(none), change to ordinal, </text:span>Ex Excellent Gd Good TA Typical/Average Fa Fair Po Poor NA No Garage</text:p>
      <text:p text:style-name="P1"><text:soft-page-break/>'GarageCond' – <text:span text:style-name="T1">null values </text:span><text:span text:style-name="T2">(none), change to ordinal, </text:span>Ex Excellent Gd Good TA Typical/Average Fa Fair Po Poor NA No Garage</text:p>
      <text:p text:style-name="P1">'PavedDrive'</text:p>
      <text:p text:style-name="P1">'WoodDeckSF' – <text:span text:style-name="T5">right skewed</text:span></text:p>
      <text:p text:style-name="P1">'OpenPorchSF' – <text:span text:style-name="T5">right skewed</text:span></text:p>
      <text:p text:style-name="P1">'EnclosedPorch' – <text:span text:style-name="T5">right skewed</text:span></text:p>
      <text:p text:style-name="P1">'3SsnPorch' – <text:span text:style-name="T5">right skewed</text:span></text:p>
      <text:p text:style-name="P1">'ScreenPorch' – <text:span text:style-name="T5">right skewed</text:span></text:p>
      <text:p text:style-name="P1">'PoolArea' – <text:span text:style-name="T5">right skewed</text:span></text:p>
      <text:p text:style-name="P1">'PoolQC' – <text:span text:style-name="T1">mostly null </text:span><text:span text:style-name="T2">(none), change to ordinal, </text:span>Ex Excellent Gd Good TA Average/Typical Fa Fair NA No Pool</text:p>
      <text:p text:style-name="P1">'Fence' – <text:span text:style-name="T1">mostly null </text:span><text:span text:style-name="T2">(none)</text:span></text:p>
      <text:p text:style-name="P1">'MiscFeature' – <text:span text:style-name="T1">mostly null </text:span><text:span text:style-name="T2">(none)</text:span></text:p>
      <text:p text:style-name="P1">'MiscVal' – <text:span text:style-name="T5">right skewed</text:span></text:p>
      <text:p text:style-name="P1"><text:s/>'MoSold'</text:p>
      <text:p text:style-name="P1">'YrSold'</text:p>
      <text:p text:style-name="P1">'SaleType' – <text:span text:style-name="T5">make binary?</text:span></text:p>
      <text:p text:style-name="P1">'SaleCondition'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15:42:31.784822914</meta:creation-date>
    <dc:date>2021-10-20T16:31:56.876702186</dc:date>
    <meta:editing-duration>PT8M34S</meta:editing-duration>
    <meta:editing-cycles>1</meta:editing-cycles>
    <meta:document-statistic meta:table-count="0" meta:image-count="0" meta:object-count="0" meta:page-count="4" meta:paragraph-count="79" meta:word-count="504" meta:character-count="3606" meta:non-whitespace-character-count="3120"/>
    <meta:generator>LibreOffice/6.4.7.2$Linux_X86_64 LibreOffice_project/40$Build-2</meta:generator>
  </office:meta>
</office:document-meta>
</file>